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Ubuntu" svg:font-family="Ubuntu"/>
    <style:font-face style:name="Times New Roman1" svg:font-family="'Times New Roman'" style:font-family-generic="roman"/>
    <style:font-face style:name="Lohit Hindi" svg:font-family="'Lohit Hindi'" style:font-pitch="variable"/>
    <style:font-face style:name="Ubuntu1" svg:font-family="Ubuntu" style:font-pitch="variable"/>
    <style:font-face style:name="Ubuntu Light1" svg:font-family="'Ubuntu Light'"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fo:color="#000000"/>
    </style:style>
    <style:style style:name="P2" style:family="paragraph" style:parent-style-name="Standard">
      <style:paragraph-properties fo:margin-left="0in" fo:margin-right="0in" fo:text-align="justify" style:justify-single-word="false" fo:text-indent="0in" style:auto-text-indent="false" style:writing-mode="rl-tb"/>
      <style:text-properties fo:color="#000000" fo:font-weight="bold" style:font-weight-asian="bold" style:font-weight-complex="bold"/>
    </style:style>
    <style:style style:name="P3" style:family="paragraph" style:parent-style-name="Standard">
      <style:paragraph-properties fo:margin-left="0in" fo:margin-right="0in" fo:text-align="justify" style:justify-single-word="false" fo:text-indent="0in" style:auto-text-indent="false" style:writing-mode="rl-tb"/>
      <style:text-properties fo:color="#000000"/>
    </style:style>
    <style:style style:name="P4" style:family="paragraph" style:parent-style-name="Standard">
      <style:paragraph-properties fo:margin-left="0in" fo:margin-right="0in" fo:text-align="start" style:justify-single-word="false" fo:text-indent="0in" style:auto-text-indent="false" style:writing-mode="rl-tb"/>
      <style:text-properties fo:color="#000000"/>
    </style:style>
    <style:style style:name="P5" style:family="paragraph" style:parent-style-name="Standard">
      <style:paragraph-properties fo:margin-left="0in" fo:margin-right="0in" fo:text-align="justify" style:justify-single-word="false" fo:text-indent="0in" style:auto-text-indent="false" style:writing-mode="rl-tb"/>
      <style:text-properties fo:color="#000000" style:font-name="Lohit Hindi" style:font-name-complex="Lohit Hindi"/>
    </style:style>
    <style:style style:name="P6" style:family="paragraph" style:parent-style-name="Standard">
      <style:paragraph-properties fo:margin-left="0in" fo:margin-right="0in" fo:text-align="start" style:justify-single-word="false" fo:text-indent="0in" style:auto-text-indent="false" style:writing-mode="rl-tb"/>
      <style:text-properties fo:color="#000000" style:font-name="Lohit Hindi" style:font-name-complex="Lohit Hindi"/>
    </style:style>
    <style:style style:name="P7" style:family="paragraph" style:parent-style-name="Standard">
      <style:paragraph-properties fo:margin-left="0in" fo:margin-right="0in" fo:text-align="justify" style:justify-single-word="false" fo:text-indent="0in" style:auto-text-indent="false" style:writing-mode="rl-tb"/>
      <style:text-properties fo:color="#000000" style:font-name="Lohit Hindi" fo:font-size="6pt" style:font-size-asian="5.25pt" style:font-size-complex="6pt"/>
    </style:style>
    <style:style style:name="P8" style:family="paragraph" style:parent-style-name="Standard">
      <style:paragraph-properties fo:margin-left="0in" fo:margin-right="0in" fo:text-align="justify" style:justify-single-word="false" fo:text-indent="0in" style:auto-text-indent="false" style:writing-mode="rl-tb"/>
      <style:text-properties fo:color="#000000" style:font-name="Lohit Hindi" fo:font-size="6pt" style:font-size-asian="5.25pt" style:font-name-complex="Lohit Hindi" style:font-size-complex="6pt"/>
    </style:style>
    <style:style style:name="P9" style:family="paragraph" style:parent-style-name="Standard">
      <style:paragraph-properties fo:margin-left="0in" fo:margin-right="0in" fo:text-align="justify" style:justify-single-word="false" fo:text-indent="0in" style:auto-text-indent="false" style:writing-mode="rl-tb"/>
      <style:text-properties fo:color="#000000" style:font-name="Lohit Hindi" fo:font-size="6pt" style:font-size-asian="5.25pt" style:font-name-complex="Ubuntu Light" style:font-size-complex="6pt"/>
    </style:style>
    <style:style style:name="P10" style:family="paragraph" style:parent-style-name="Standard">
      <style:paragraph-properties fo:margin-left="0in" fo:margin-right="0in" fo:text-align="start" style:justify-single-word="false" fo:text-indent="0in" style:auto-text-indent="false" style:writing-mode="rl-tb"/>
      <style:text-properties fo:color="#000000" style:font-name="Ubuntu Light" style:font-name-complex="Ubuntu Light"/>
    </style:style>
    <style:style style:name="T1" style:family="text">
      <style:text-properties style:font-name="Ubuntu1"/>
    </style:style>
    <style:style style:name="T2" style:family="text">
      <style:text-properties style:font-name="Ubuntu Light1"/>
    </style:style>
    <style:style style:name="T3" style:family="text">
      <style:text-properties style:font-name="Ubuntu Light"/>
    </style:style>
    <style:style style:name="T4" style:family="text">
      <style:text-properties style:font-name="Ubuntu Light" style:font-name-complex="Ubuntu Light"/>
    </style:style>
    <style:style style:name="T5" style:family="text">
      <style:text-properties style:font-name="Ubuntu Light" fo:font-style="italic" style:font-style-asian="italic" style:font-name-complex="Ubuntu Light" style:font-style-complex="italic"/>
    </style:style>
    <style:style style:name="T6" style:family="text">
      <style:text-properties style:font-name="Ubuntu Light1" style:font-name-complex="Ubuntu Light1"/>
    </style:style>
    <style:style style:name="T7" style:family="text">
      <style:text-properties fo:font-style="italic" style:font-style-asian="italic" style:font-style-complex="italic"/>
    </style:style>
    <style:style style:name="T8" style:family="text">
      <style:text-properties style:font-name-complex="Ubuntu Ligh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نرم افزار کنترل نسخه و مدیریت کد منبع گیت <text:s/>(<text:span text:style-name="T1">Git, revision control and source code management software</text:span>)</text:p>
      <text:p text:style-name="P1">گیت نرم افزاری متن باز برای کنترل نسخه های گوناگون از یک پروژه ی نرم افزاری و مدیریت کدهای منبع آن است. از ویژگی های برجسته گیت می توان به سادگی و سرعت آن در انشعاب (<text:span text:style-name="T2">Branching</text:span>) و ادغام <text:s/>(<text:span text:style-name="T2">Merging</text:span>) فایل ها اشاره کرد.</text:p>
      <text:p text:style-name="P1"/>
      <text:p text:style-name="P1">دستور انشعاب (<text:span text:style-name="T2">Branch</text:span>)</text:p>
      <text:p text:style-name="P1">در گیت می توان چندین انشعاب از هر مخزن (<text:span text:style-name="T2">Repository</text:span>) داشت. فعالیت ها به صورت پیش فرض روی انشعاب اصلی پروژه یعنی شاخه ی <text:span text:style-name="T2">master</text:span>، انجام می شود. انشعاب ها کاربردهای گوناگونی دارند. به عنوان مثال، وقتی که بخواهیم از یک محصول نسخه های مختلفی برای مشتری های متفاوت ارایه دهیم، بهتر است به جای اینکه هر بار همه تغییرات را روی یک کد منبع اعمال و هر بار آن را دست کاری کنیم، به ازای درخواست ها و یا نیاز خود چندین انشعاب از یک کد منبع <text:s/>ایجاد کرده و تغییرات دلخواه و متناسب با نیاز محصول خاص را روی آن اعمال کنیم. به این ترتیب، هم کد منبع را حفظ کرده ایم و از چندباره نویسی و تغییرات پی در پی آن جلوگیری کرده ایم و هم گزینه های متفاوت توسعه نرم افزار را در انشعاب های مختلف پیش برده ایم. همچنین، امکان پیمایش میان این انشعاب ها و استفاده از قابلیت های هر یک در دیگری در هر زمان فراهم است. با اجرای دستور زیر، تمامی انشعاب های موجود روی مخزن را نشان داده می شود :</text:p>
      <text:p text:style-name="P7"/>
      <text:p text:style-name="P4"><text:span text:style-name="T4">git branch $ </text:span></text:p>
      <text:p text:style-name="P7"><text:span text:style-name="T8"/></text:p>
      <text:p text:style-name="P5">در ابتدای ایجاد مخزن جدید تنها انشعاب موجود، شاخه ی <text:span text:style-name="T6">master</text:span> می باشد. در خروجی این دستور، انشعاب جاری با نماد <text:span text:style-name="T6">*</text:span> متمایز می شود. به عنوان مثال خروجی دستور بالا برای مخزنی با انشعاب های <text:span text:style-name="T6">master</text:span> و <text:span text:style-name="T6">temp</text:span> با شاخه ی جاری <text:span text:style-name="T6">temp</text:span> به صورت زیر خواهد بود :</text:p>
      <text:p text:style-name="P8"/>
      <text:p text:style-name="P10">: output</text:p>
      <text:p text:style-name="P10"><text:tab/><text:tab/><text:span text:style-name="T7">master<text:tab/> <text:s text:c="2"/></text:span></text:p>
      <text:p text:style-name="P10"><text:span text:style-name="T7"><text:tab/>temp *</text:span><text:tab/></text:p>
      <text:p text:style-name="P9"/>
      <text:p text:style-name="P5">برای ایجاد یک انشعاب تازه در مخزن جاری از دستور زیر استفاده می شود : </text:p>
      <text:p text:style-name="P8"/>
      <text:p text:style-name="P6"><text:span text:style-name="T4">git branch </text:span><text:span text:style-name="T5">new_branch</text:span><text:span text:style-name="T4"> $</text:span></text:p>
      <text:p text:style-name="P8"><text:span text:style-name="T8"/></text:p>
      <text:p text:style-name="P5"><text:span text:style-name="T3">برای تعویض و جا به جایی میان انشعاب ها از دستور</text:span><text:span text:style-name="T4"> checkout <text:s/></text:span><text:span text:style-name="T3">استفاده</text:span><text:span text:style-name="T4"> </text:span><text:span text:style-name="T3">می شود :</text:span></text:p>
      <text:p text:style-name="P8"><text:span text:style-name="T8"/></text:p>
      <text:p text:style-name="P6"><text:span text:style-name="T4">git checkout </text:span><text:span text:style-name="T5">branch_name</text:span><text:span text:style-name="T4"> $</text:span></text:p>
      <text:p text:style-name="P8"/>
      <text:p text:style-name="P5"><text:span text:style-name="T3">گیت از این طریق یک شبکه و ساختار سلسله مراتبی از انشعاب ها یا شاخه ها <text:s/>ایجاد می کند که می توان <text:s/>میان آن ها جا به جا شد.</text:span></text:p>
      <text:p text:style-name="P5"><text:soft-page-break/>برای حذف یک انشعاب از لیست شاخه ها نیز دستورات زیر به کار می رود :</text:p>
      <text:p text:style-name="P8"/>
      <text:p text:style-name="P6"><text:span text:style-name="T4">git branch -d </text:span><text:span text:style-name="T5">branch_name</text:span><text:span text:style-name="T4"> $</text:span></text:p>
      <text:p text:style-name="P6"><text:span text:style-name="T4">git branch -D </text:span><text:span text:style-name="T5">branch_name</text:span><text:span text:style-name="T4"> $</text:span></text:p>
      <text:p text:style-name="P8"/>
      <text:p text:style-name="P5">البته این دو دستور تفاوت هایی با هم دارند.</text:p>
      <text:p text:style-name="P5">دستور ادغام <text:s/>(<text:span text:style-name="T2">Merge</text:span>)</text:p>
      <text:p text:style-name="P5">پس از اعمال تغییرات بر روی شاخه های مختلف در صورت نیاز می شود انشعاب ها را با هم ادغام کرد. برای این کار کافی است بعد از commit کردن تغییرات، شاخه موردنظر را با دستور زیر در شاخه ی جاری <text:s/>ادغام کنیم :</text:p>
      <text:p text:style-name="P8"/>
      <text:p text:style-name="P6"><text:span text:style-name="T4">git merge </text:span><text:span text:style-name="T5">diverged_branch</text:span><text:span text:style-name="T4"> $</text:span></text:p>
      <text:p text:style-name="P5"><text:span text:style-name="T8"/></text:p>
      <text:p text:style-name="P5"><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Ubuntu" svg:font-family="Ubuntu"/>
    <style:font-face style:name="Times New Roman1" svg:font-family="'Times New Roman'" style:font-family-generic="roman"/>
    <style:font-face style:name="Lohit Hindi" svg:font-family="'Lohit Hindi'" style:font-pitch="variable"/>
    <style:font-face style:name="Ubuntu1" svg:font-family="Ubuntu" style:font-pitch="variable"/>
    <style:font-face style:name="Ubuntu Light1" svg:font-family="'Ubuntu Light'"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fan </meta:initial-creator>
    <meta:creation-date>2012-03-05T20:33:20</meta:creation-date>
    <dc:date>2012-03-28T01:03:34</dc:date>
    <dc:creator>reza </dc:creator>
    <meta:editing-duration>PT4H23M9S</meta:editing-duration>
    <meta:editing-cycles>26</meta:editing-cycles>
    <meta:generator>LibreOffice/3.3$Linux LibreOffice_project/330m19$Build-401</meta:generator>
    <meta:document-statistic meta:table-count="0" meta:image-count="0" meta:object-count="0" meta:page-count="2" meta:paragraph-count="21" meta:word-count="456" meta:character-count="2185"/>
  </office:meta>
</office:document-meta>
</file>